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a0bb6" officeooo:paragraph-rsid="000a0bb6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0bb6" officeooo:paragraph-rsid="000a0bb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bf210" officeooo:paragraph-rsid="000bf210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bf210" officeooo:paragraph-rsid="000e5761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3f69" officeooo:paragraph-rsid="000d3f69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0fa0" officeooo:paragraph-rsid="000f0fa0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0fa0" officeooo:paragraph-rsid="001206a4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0fa0" officeooo:paragraph-rsid="0012b716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da02" officeooo:paragraph-rsid="0011da02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06a4" officeooo:paragraph-rsid="001206a4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b716" officeooo:paragraph-rsid="0012b716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65182" officeooo:paragraph-rsid="00165182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5182" officeooo:paragraph-rsid="00165182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75b6" officeooo:paragraph-rsid="001675b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0bb6"/>
    </style:style>
    <style:style style:name="T3" style:family="text">
      <style:text-properties style:text-underline-style="none" officeooo:rsid="000e5761"/>
    </style:style>
    <style:style style:name="T4" style:family="text">
      <style:text-properties style:text-underline-style="none" officeooo:rsid="000f0fa0"/>
    </style:style>
    <style:style style:name="T5" style:family="text">
      <style:text-properties style:text-underline-style="none" officeooo:rsid="0011da02"/>
    </style:style>
    <style:style style:name="T6" style:family="text">
      <style:text-properties style:text-underline-style="none" officeooo:rsid="0011dfec"/>
    </style:style>
    <style:style style:name="T7" style:family="text">
      <style:text-properties style:text-underline-style="none" officeooo:rsid="001206a4"/>
    </style:style>
    <style:style style:name="T8" style:family="text">
      <style:text-properties style:text-underline-style="none" officeooo:rsid="0012b716"/>
    </style:style>
    <style:style style:name="T9" style:family="text">
      <style:text-properties style:text-underline-style="none" officeooo:rsid="0013f35f"/>
    </style:style>
    <style:style style:name="T10" style:family="text">
      <style:text-properties style:text-underline-style="none" officeooo:rsid="001492cd"/>
    </style:style>
    <style:style style:name="T11" style:family="text">
      <style:text-properties style:text-underline-style="none" officeooo:rsid="00181bb9"/>
    </style:style>
    <style:style style:name="T12" style:family="text">
      <style:text-properties officeooo:rsid="000bf2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MU : <text:span text:style-name="T12">Lagrangien Memory Unit</text:span></text:p>
      <text:p text:style-name="P1"><text:span text:style-name="T1"/></text:p>
      <text:p text:style-name="P11"><text:span text:style-name="T1">OBJ : mémoriser </text:span><text:span text:style-name="T9">une</text:span><text:span text:style-name="T1"> fonction </text:span><text:span text:style-name="T9">f </text:span><text:span text:style-name="T1">avec c_t </text:span><text:span text:style-name="T9">(on connaît f). </text:span><text:span text:style-name="T10">Alors c_t devient l’équivalent de h_t dans les RNN</text:span></text:p>
      <text:p text:style-name="P2"><text:span text:style-name="T1"/></text:p>
      <text:p text:style-name="P2"><text:span text:style-name="T1"/></text:p>
      <text:p text:style-name="P2"><text:span text:style-name="T1">(R^d, &lt;., .&gt; ) donc avec prod ortho</text:span></text:p>
      <text:p text:style-name="P2"><text:span text:style-name="T1">donc avec A compact, u \in R^d, on def dist(u,A) = inf || u – v || et on sait que v est projetée orthogonal de u sur A.</text:span></text:p>
      <text:p text:style-name="P2"><text:span text:style-name="T1">Si A sev dim q, \exist base orhonormé de A (a_i)_i</text:span></text:p>
      <text:p text:style-name="P2"><text:span text:style-name="T1">et avec cette base P_\ortho_A (u) = \sum_{i=1}^q &lt;a_i, u&gt; a_i</text:span></text:p>
      <text:p text:style-name="P2"><text:span text:style-name="T1"/></text:p>
      <text:p text:style-name="P3"><text:span text:style-name="T1">on peut faire « tendre d vers inf » avec L_2^</text:span><text:span text:style-name="T4">p</text:span><text:span text:style-name="T1">(R)</text:span></text:p>
      <text:p text:style-name="P3"><text:span text:style-name="T1"/></text:p>
      <text:p text:style-name="P3"><text:span text:style-name="T1">sur P_n ensemble des polynômes de R → R qui est sev, avec le produit scalaire \integral_R f(x)g(x)d\mu(x) avec d\mu(x) = \indic_[-1,1] (x) d(x)</text:span></text:p>
      <text:p text:style-name="P3"><text:span text:style-name="T1">et donc \forall f, on peut calculer </text:span><text:span text:style-name="T2">P_\ortho_</text:span><text:span text:style-name="T1">P_n</text:span><text:span text:style-name="T2"> (</text:span><text:span text:style-name="T1">f</text:span><text:span text:style-name="T2">) </text:span><text:span text:style-name="T1">= </text:span><text:span text:style-name="T2">\sum_{i=1}^q &lt;</text:span><text:span text:style-name="T1">p</text:span><text:span text:style-name="T2">_i, </text:span><text:span text:style-name="T1">f</text:span><text:span text:style-name="T2">&gt; </text:span><text:span text:style-name="T1">p</text:span><text:span text:style-name="T2">_i </text:span><text:span text:style-name="T1">avec (p_i) base orthonormée</text:span></text:p>
      <text:p text:style-name="P3"><text:span text:style-name="T1"/></text:p>
      <text:p text:style-name="P5"><text:span text:style-name="T1">généralisation pour f : [0,t] → R</text:span></text:p>
      <text:p text:style-name="P5"><text:span text:style-name="T1">transformation de [-1,1] à l’espace bornée que tu veux avec \alpha_t(x) affine </text:span></text:p>
      <text:p text:style-name="P5"><text:span text:style-name="T1">p_i(t)(x) = p_i(\alpha_t(x))</text:span></text:p>
      <text:p text:style-name="P5"><text:span text:style-name="T1"/></text:p>
      <text:p text:style-name="P5"><text:span text:style-name="T1"/></text:p>
      <text:p text:style-name="P4"><text:span text:style-name="T4">f(x) ~= </text:span><text:span text:style-name="T2">\sum_{i=1}^q &lt;</text:span><text:span text:style-name="T1">p</text:span><text:span text:style-name="T2">_i</text:span><text:span text:style-name="T4">(t)</text:span><text:span text:style-name="T2">, </text:span><text:span text:style-name="T1">f</text:span><text:span text:style-name="T2">&gt; </text:span><text:span text:style-name="T1">p</text:span><text:span text:style-name="T2">_i</text:span><text:span text:style-name="T4">(t)(x)</text:span><text:span text:style-name="T2"> </text:span><text:span text:style-name="T3">=&gt; (p_i) est fixé, donc toute l’info de la fonction f est compris dans </text:span><text:span text:style-name="T2">&lt;</text:span><text:span text:style-name="T1">p</text:span><text:span text:style-name="T2">_i</text:span><text:span text:style-name="T4">(t)</text:span><text:span text:style-name="T2">, </text:span><text:span text:style-name="T1">f</text:span><text:span text:style-name="T2">&gt; </text:span></text:p>
      <text:p text:style-name="P4"><text:span text:style-name="T2"/></text:p>
      <text:p text:style-name="P6"><text:span text:style-name="T2">c</text:span><text:span text:style-name="T1">_t = (&lt;p_i(t), f&gt;)_i , alors on peut regarder l’évolution :</text:span></text:p>
      <text:p text:style-name="P6"><text:span text:style-name="T1">dc_t[i]/dt = d/dt \integ p_i(t)(x) f(x) d\mu^t(x)</text:span></text:p>
      <text:p text:style-name="P6"><text:span text:style-name="T1">= \integ -2x/t² p_i’(t)(x) f(x) d\mu^t(x) + \integ p_i(t)(x) f(x) d/dt . d\mu^t(x)</text:span></text:p>
      <text:p text:style-name="P6"><text:span text:style-name="T1">:</text:span><text:span text:style-name="T5">= A_i(t) + B_i(t)</text:span></text:p>
      <text:p text:style-name="P6"><text:span text:style-name="T5"/></text:p>
      <text:p text:style-name="P9"><text:span text:style-name="T1">{Produit de convolution : f * g(x) = \int f(t) g(x-t) dt</text:span></text:p>
      <text:p text:style-name="P9"><text:span text:style-name="T1">Transformée de Fourrier (avec les cos et sin/exp(ix)) de f*g(u) = trans Fourrier de f . (fois classique) trans Fourrier de g </text:span></text:p>
      <text:p text:style-name="P9"><text:span text:style-name="T1">si f ou g est C^n, alors f*g est C^n ; n ≤ inf</text:span></text:p>
      <text:p text:style-name="P9"><text:span text:style-name="T1">avec tout ça, on peut déduire que d/dt \indic_[0,t] (x) = \delta_0(x) - \delta_t(x)}</text:span></text:p>
      <text:p text:style-name="P9"><text:span text:style-name="T1"/></text:p>
      <text:p text:style-name="P9"><text:span text:style-name="T1">B_i(t) = p_i(t)(0)f(0) – p_i(t)(t)f(t) # f(0) apporte pas grand-chose parce que constant par rapport </text:span><text:span text:style-name="T6">à t</text:span></text:p>
      <text:p text:style-name="P9"><text:span text:style-name="T6"/></text:p>
      <text:p text:style-name="P10"><text:span text:style-name="T6">p</text:span><text:span text:style-name="T1">_i’(t)(x) \in P_n donc = \sum_{j=0}^n a_ij p_j</text:span></text:p>
      <text:p text:style-name="P10"><text:span text:style-name="T6">A</text:span><text:span text:style-name="T1">_i(t) = -2/t² \sum_{j=0}^n aij \integ </text:span><text:span text:style-name="T4">p_i(t)(x) f(x) d\mu^t(x)</text:span></text:p>
      <text:p text:style-name="P10"><text:span text:style-name="T4"><text:s/></text:span><text:span text:style-name="T1">= -2/t² \sum_{j=0}^n aij c_t[j]</text:span></text:p>
      <text:p text:style-name="P10"><text:span text:style-name="T1"/></text:p>
      <text:p text:style-name="P10"><text:span text:style-name="T1">finalement, si f(0) = 0 </text:span></text:p>
      <text:p text:style-name="P10"><text:span text:style-name="T1"/></text:p>
      <text:p text:style-name="P7"><text:span text:style-name="T1">dc_t[i]/dt = </text:span><text:span text:style-name="T7">q_t &lt;a_i^→, c_t&gt; + b_i(t) .f(t)</text:span></text:p>
      <text:p text:style-name="P7"><text:span text:style-name="T7"/></text:p>
      <text:p text:style-name="P8"><text:span text:style-name="T7">dc_t/dt = q_t </text:span><text:span text:style-name="T8">A(t)</text:span><text:span text:style-name="T7"> c_t + b(t).f(t) </text:span><text:span text:style-name="T8">avec A(t) matrix et b(t) vector</text:span></text:p>
      <text:p text:style-name="P6"><text:span text:style-name="T1"><text:tab/></text:span><text:span text:style-name="T8">= A C_t + b f(t) car solution unique en fonction des polynômes utilisés, donc en fonction de la mesure.</text:span></text:p>
      <text:p text:style-name="P14"><text:span text:style-name="T8"/></text:p>
      <text:p text:style-name="P14"><text:soft-page-break/><text:span text:style-name="T8">L</text:span><text:span text:style-name="T1">MU propose pour [0,t], pour [t-a, t] </text:span><text:span text:style-name="T11">ou</text:span><text:span text:style-name="T1"> ]-inf, t]</text:span></text:p>
      <text:p text:style-name="P14"><text:span text:style-name="T8"/></text:p>
      <text:p text:style-name="P12">HIPPO :</text:p>
      <text:p text:style-name="P12"><text:span text:style-name="T1"/></text:p>
      <text:p text:style-name="P13"><text:span text:style-name="T1">Généralisation de LMU pour plus d’interval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09:05:17.528440576</meta:creation-date>
    <meta:generator>LibreOffice/7.6.5.2$Linux_X86_64 LibreOffice_project/60$Build-2</meta:generator>
    <dc:date>2024-04-09T10:46:35.986418941</dc:date>
    <meta:editing-duration>PT1H41M13S</meta:editing-duration>
    <meta:editing-cycles>14</meta:editing-cycles>
    <meta:document-statistic meta:table-count="0" meta:image-count="0" meta:object-count="0" meta:page-count="2" meta:paragraph-count="32" meta:word-count="382" meta:character-count="2070" meta:non-whitespace-character-count="1715"/>
  </office:meta>
</office:document-meta>
</file>